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SPD2016_1021_152307" table:style-name="ta1">
        <table:shapes>
          <draw:frame draw:z-index="0" draw:style-name="gr1" draw:text-style-name="P1" svg:width="453.51pt" svg:height="255.09pt" svg:x="317.25pt" svg:y="5371.31pt">
            <loext:p draw:notify-on-update-of-ranges="ESPD2016_1021_152307.B87:ESPD2016_1021_152307.B4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23:07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25.902239" calcext:value-type="float">
            <text:p>25.902239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530059" calcext:value-type="float">
            <text:p>0.53005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.482235" calcext:value-type="float">
            <text:p>43.48223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5.902239" calcext:value-type="float">
            <text:p>25.90223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.675364" calcext:value-type="float">
            <text:p>2.6753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03418" calcext:value-type="float">
            <text:p>0.60341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59455" calcext:value-type="float">
            <text:p>0.359455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395255" calcext:value-type="float">
            <text:p>0.395255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529768" calcext:value-type="float">
            <text:p>0.529768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604425" calcext:value-type="float">
            <text:p>0.604425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357494" calcext:value-type="float">
            <text:p>0.357494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397578" calcext:value-type="float">
            <text:p>0.397578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529091" calcext:value-type="float">
            <text:p>0.529091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603418" calcext:value-type="float">
            <text:p>0.603418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359455" calcext:value-type="float">
            <text:p>0.35945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0.395255" calcext:value-type="float">
            <text:p>0.395255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529768" calcext:value-type="float">
            <text:p>0.529768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892338" calcext:value-type="float">
            <text:p>0.892338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1.330455" calcext:value-type="float">
            <text:p>1.33045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276567" calcext:value-type="float">
            <text:p>0.276567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0326" calcext:value-type="float">
            <text:p>0.000326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00929" calcext:value-type="float">
            <text:p>0.000929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01794" calcext:value-type="float">
            <text:p>0.001794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02628" calcext:value-type="float">
            <text:p>0.002628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03431" calcext:value-type="float">
            <text:p>0.003431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04385" calcext:value-type="float">
            <text:p>0.004385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05541" calcext:value-type="float">
            <text:p>0.005541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06914" calcext:value-type="float">
            <text:p>0.006914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08386" calcext:value-type="float">
            <text:p>0.008386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09924" calcext:value-type="float">
            <text:p>0.009924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11668" calcext:value-type="float">
            <text:p>0.011668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13657" calcext:value-type="float">
            <text:p>0.013657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15886" calcext:value-type="float">
            <text:p>0.015886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18145" calcext:value-type="float">
            <text:p>0.018145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20345" calcext:value-type="float">
            <text:p>0.020345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22804" calcext:value-type="float">
            <text:p>0.022804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25904" calcext:value-type="float">
            <text:p>0.025904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029643" calcext:value-type="float">
            <text:p>0.029643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033463" calcext:value-type="float">
            <text:p>0.033463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03702" calcext:value-type="float">
            <text:p>0.03702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04051" calcext:value-type="float">
            <text:p>0.04051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044504" calcext:value-type="float">
            <text:p>0.044504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04902" calcext:value-type="float">
            <text:p>0.04902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053597" calcext:value-type="float">
            <text:p>0.053597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057852" calcext:value-type="float">
            <text:p>0.057852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061527" calcext:value-type="float">
            <text:p>0.061527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064212" calcext:value-type="float">
            <text:p>0.064212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065964" calcext:value-type="float">
            <text:p>0.065964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066644" calcext:value-type="float">
            <text:p>0.066644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066783" calcext:value-type="float">
            <text:p>0.066783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066242" calcext:value-type="float">
            <text:p>0.066242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064852" calcext:value-type="float">
            <text:p>0.064852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062756" calcext:value-type="float">
            <text:p>0.062756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060013" calcext:value-type="float">
            <text:p>0.060013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057152" calcext:value-type="float">
            <text:p>0.057152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054114" calcext:value-type="float">
            <text:p>0.054114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50593" calcext:value-type="float">
            <text:p>0.050593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46629" calcext:value-type="float">
            <text:p>0.046629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42522" calcext:value-type="float">
            <text:p>0.042522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038814" calcext:value-type="float">
            <text:p>0.038814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035536" calcext:value-type="float">
            <text:p>0.035536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032775" calcext:value-type="float">
            <text:p>0.032775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030376" calcext:value-type="float">
            <text:p>0.030376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028305" calcext:value-type="float">
            <text:p>0.028305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026233" calcext:value-type="float">
            <text:p>0.026233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024162" calcext:value-type="float">
            <text:p>0.024162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022108" calcext:value-type="float">
            <text:p>0.022108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020074" calcext:value-type="float">
            <text:p>0.020074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018359" calcext:value-type="float">
            <text:p>0.018359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017191" calcext:value-type="float">
            <text:p>0.017191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016554" calcext:value-type="float">
            <text:p>0.016554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015862" calcext:value-type="float">
            <text:p>0.015862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014872" calcext:value-type="float">
            <text:p>0.014872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013616" calcext:value-type="float">
            <text:p>0.013616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012391" calcext:value-type="float">
            <text:p>0.012391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011207" calcext:value-type="float">
            <text:p>0.011207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010212" calcext:value-type="float">
            <text:p>0.010212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009395" calcext:value-type="float">
            <text:p>0.009395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008697" calcext:value-type="float">
            <text:p>0.008697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007918" calcext:value-type="float">
            <text:p>0.007918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007063" calcext:value-type="float">
            <text:p>0.007063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006232" calcext:value-type="float">
            <text:p>0.006232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005457" calcext:value-type="float">
            <text:p>0.005457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004888" calcext:value-type="float">
            <text:p>0.004888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004568" calcext:value-type="float">
            <text:p>0.004568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00449" calcext:value-type="float">
            <text:p>0.00449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004455" calcext:value-type="float">
            <text:p>0.004455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004368" calcext:value-type="float">
            <text:p>0.004368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00413" calcext:value-type="float">
            <text:p>0.00413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003736" calcext:value-type="float">
            <text:p>0.003736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003245" calcext:value-type="float">
            <text:p>0.003245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002985" calcext:value-type="float">
            <text:p>0.002985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003005" calcext:value-type="float">
            <text:p>0.003005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00305" calcext:value-type="float">
            <text:p>0.00305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002836" calcext:value-type="float">
            <text:p>0.002836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002407" calcext:value-type="float">
            <text:p>0.002407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00206" calcext:value-type="float">
            <text:p>0.00206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001859" calcext:value-type="float">
            <text:p>0.001859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001863" calcext:value-type="float">
            <text:p>0.001863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001989" calcext:value-type="float">
            <text:p>0.001989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002218" calcext:value-type="float">
            <text:p>0.002218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002417" calcext:value-type="float">
            <text:p>0.002417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00257" calcext:value-type="float">
            <text:p>0.00257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002896" calcext:value-type="float">
            <text:p>0.002896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003428" calcext:value-type="float">
            <text:p>0.003428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004031" calcext:value-type="float">
            <text:p>0.004031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004392" calcext:value-type="float">
            <text:p>0.004392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004535" calcext:value-type="float">
            <text:p>0.004535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004812" calcext:value-type="float">
            <text:p>0.004812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005334" calcext:value-type="float">
            <text:p>0.005334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00593" calcext:value-type="float">
            <text:p>0.00593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00632" calcext:value-type="float">
            <text:p>0.00632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006609" calcext:value-type="float">
            <text:p>0.006609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007222" calcext:value-type="float">
            <text:p>0.007222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008222" calcext:value-type="float">
            <text:p>0.008222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009422" calcext:value-type="float">
            <text:p>0.009422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01053" calcext:value-type="float">
            <text:p>0.01053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011462" calcext:value-type="float">
            <text:p>0.011462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012198" calcext:value-type="float">
            <text:p>0.012198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012759" calcext:value-type="float">
            <text:p>0.012759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01337" calcext:value-type="float">
            <text:p>0.01337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01413" calcext:value-type="float">
            <text:p>0.01413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014678" calcext:value-type="float">
            <text:p>0.014678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014691" calcext:value-type="float">
            <text:p>0.014691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014221" calcext:value-type="float">
            <text:p>0.014221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013768" calcext:value-type="float">
            <text:p>0.013768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013516" calcext:value-type="float">
            <text:p>0.013516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013642" calcext:value-type="float">
            <text:p>0.013642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014033" calcext:value-type="float">
            <text:p>0.014033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014371" calcext:value-type="float">
            <text:p>0.014371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014109" calcext:value-type="float">
            <text:p>0.014109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013239" calcext:value-type="float">
            <text:p>0.013239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012222" calcext:value-type="float">
            <text:p>0.012222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011376" calcext:value-type="float">
            <text:p>0.011376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010778" calcext:value-type="float">
            <text:p>0.010778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010312" calcext:value-type="float">
            <text:p>0.010312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009922" calcext:value-type="float">
            <text:p>0.009922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09416" calcext:value-type="float">
            <text:p>0.009416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08772" calcext:value-type="float">
            <text:p>0.008772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08318" calcext:value-type="float">
            <text:p>0.008318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08147" calcext:value-type="float">
            <text:p>0.008147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0787" calcext:value-type="float">
            <text:p>0.00787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07037" calcext:value-type="float">
            <text:p>0.007037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05866" calcext:value-type="float">
            <text:p>0.005866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05173" calcext:value-type="float">
            <text:p>0.005173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05137" calcext:value-type="float">
            <text:p>0.005137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05556" calcext:value-type="float">
            <text:p>0.005556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05991" calcext:value-type="float">
            <text:p>0.005991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06098" calcext:value-type="float">
            <text:p>0.006098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05686" calcext:value-type="float">
            <text:p>0.005686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04896" calcext:value-type="float">
            <text:p>0.004896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04351" calcext:value-type="float">
            <text:p>0.004351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04233" calcext:value-type="float">
            <text:p>0.004233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04845" calcext:value-type="float">
            <text:p>0.004845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05909" calcext:value-type="float">
            <text:p>0.005909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07409" calcext:value-type="float">
            <text:p>0.007409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08897" calcext:value-type="float">
            <text:p>0.008897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12403" calcext:value-type="float">
            <text:p>0.012403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14664" calcext:value-type="float">
            <text:p>0.014664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17599" calcext:value-type="float">
            <text:p>0.017599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21017" calcext:value-type="float">
            <text:p>0.021017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26071" calcext:value-type="float">
            <text:p>0.026071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32638" calcext:value-type="float">
            <text:p>0.032638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41482" calcext:value-type="float">
            <text:p>0.041482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52188" calcext:value-type="float">
            <text:p>0.052188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65051" calcext:value-type="float">
            <text:p>0.065051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81651" calcext:value-type="float">
            <text:p>0.081651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10121" calcext:value-type="float">
            <text:p>0.10121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127544" calcext:value-type="float">
            <text:p>0.127544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158661" calcext:value-type="float">
            <text:p>0.158661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196806" calcext:value-type="float">
            <text:p>0.196806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238749" calcext:value-type="float">
            <text:p>0.238749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285506" calcext:value-type="float">
            <text:p>0.285506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337046" calcext:value-type="float">
            <text:p>0.337046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392314" calcext:value-type="float">
            <text:p>0.392314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451053" calcext:value-type="float">
            <text:p>0.451053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511048" calcext:value-type="float">
            <text:p>0.511048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570891" calcext:value-type="float">
            <text:p>0.570891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629264" calcext:value-type="float">
            <text:p>0.629264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685061" calcext:value-type="float">
            <text:p>0.685061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738826" calcext:value-type="float">
            <text:p>0.738826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788785" calcext:value-type="float">
            <text:p>0.788785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8325" calcext:value-type="float">
            <text:p>0.8325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870356" calcext:value-type="float">
            <text:p>0.870356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901814" calcext:value-type="float">
            <text:p>0.901814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930417" calcext:value-type="float">
            <text:p>0.930417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952446" calcext:value-type="float">
            <text:p>0.952446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969879" calcext:value-type="float">
            <text:p>0.969879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981293" calcext:value-type="float">
            <text:p>0.981293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989985" calcext:value-type="float">
            <text:p>0.989985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995756" calcext:value-type="float">
            <text:p>0.995756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999044" calcext:value-type="float">
            <text:p>0.999044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997095" calcext:value-type="float">
            <text:p>0.997095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991316" calcext:value-type="float">
            <text:p>0.991316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982206" calcext:value-type="float">
            <text:p>0.982206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972031" calcext:value-type="float">
            <text:p>0.972031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960622" calcext:value-type="float">
            <text:p>0.960622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948995" calcext:value-type="float">
            <text:p>0.948995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936944" calcext:value-type="float">
            <text:p>0.936944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924497" calcext:value-type="float">
            <text:p>0.924497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91174" calcext:value-type="float">
            <text:p>0.91174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898942" calcext:value-type="float">
            <text:p>0.898942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886275" calcext:value-type="float">
            <text:p>0.886275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873805" calcext:value-type="float">
            <text:p>0.873805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861421" calcext:value-type="float">
            <text:p>0.861421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847352" calcext:value-type="float">
            <text:p>0.847352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83149" calcext:value-type="float">
            <text:p>0.83149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816019" calcext:value-type="float">
            <text:p>0.816019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803051" calcext:value-type="float">
            <text:p>0.803051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791097" calcext:value-type="float">
            <text:p>0.791097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777325" calcext:value-type="float">
            <text:p>0.777325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762648" calcext:value-type="float">
            <text:p>0.762648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749752" calcext:value-type="float">
            <text:p>0.749752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738611" calcext:value-type="float">
            <text:p>0.738611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726659" calcext:value-type="float">
            <text:p>0.726659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712718" calcext:value-type="float">
            <text:p>0.712718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697583" calcext:value-type="float">
            <text:p>0.697583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682584" calcext:value-type="float">
            <text:p>0.682584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668402" calcext:value-type="float">
            <text:p>0.668402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654965" calcext:value-type="float">
            <text:p>0.654965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642572" calcext:value-type="float">
            <text:p>0.642572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630556" calcext:value-type="float">
            <text:p>0.630556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619035" calcext:value-type="float">
            <text:p>0.619035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607697" calcext:value-type="float">
            <text:p>0.607697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596491" calcext:value-type="float">
            <text:p>0.596491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585284" calcext:value-type="float">
            <text:p>0.585284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573481" calcext:value-type="float">
            <text:p>0.573481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560621" calcext:value-type="float">
            <text:p>0.560621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547247" calcext:value-type="float">
            <text:p>0.547247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534651" calcext:value-type="float">
            <text:p>0.534651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52335" calcext:value-type="float">
            <text:p>0.52335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512886" calcext:value-type="float">
            <text:p>0.512886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502603" calcext:value-type="float">
            <text:p>0.502603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492735" calcext:value-type="float">
            <text:p>0.492735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483119" calcext:value-type="float">
            <text:p>0.483119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47298" calcext:value-type="float">
            <text:p>0.47298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462045" calcext:value-type="float">
            <text:p>0.462045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450274" calcext:value-type="float">
            <text:p>0.450274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438367" calcext:value-type="float">
            <text:p>0.438367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427853" calcext:value-type="float">
            <text:p>0.427853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418964" calcext:value-type="float">
            <text:p>0.418964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410566" calcext:value-type="float">
            <text:p>0.410566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400951" calcext:value-type="float">
            <text:p>0.400951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389639" calcext:value-type="float">
            <text:p>0.389639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377661" calcext:value-type="float">
            <text:p>0.377661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366154" calcext:value-type="float">
            <text:p>0.366154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355866" calcext:value-type="float">
            <text:p>0.355866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346915" calcext:value-type="float">
            <text:p>0.346915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338357" calcext:value-type="float">
            <text:p>0.338357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329963" calcext:value-type="float">
            <text:p>0.329963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321805" calcext:value-type="float">
            <text:p>0.321805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313369" calcext:value-type="float">
            <text:p>0.313369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304118" calcext:value-type="float">
            <text:p>0.304118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293979" calcext:value-type="float">
            <text:p>0.293979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283473" calcext:value-type="float">
            <text:p>0.283473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273975" calcext:value-type="float">
            <text:p>0.273975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266506" calcext:value-type="float">
            <text:p>0.266506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260266" calcext:value-type="float">
            <text:p>0.260266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253341" calcext:value-type="float">
            <text:p>0.253341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245554" calcext:value-type="float">
            <text:p>0.245554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238809" calcext:value-type="float">
            <text:p>0.238809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233533" calcext:value-type="float">
            <text:p>0.233533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228161" calcext:value-type="float">
            <text:p>0.228161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221788" calcext:value-type="float">
            <text:p>0.221788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215231" calcext:value-type="float">
            <text:p>0.215231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209026" calcext:value-type="float">
            <text:p>0.209026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202711" calcext:value-type="float">
            <text:p>0.202711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196212" calcext:value-type="float">
            <text:p>0.196212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190036" calcext:value-type="float">
            <text:p>0.190036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184363" calcext:value-type="float">
            <text:p>0.184363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178863" calcext:value-type="float">
            <text:p>0.178863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173384" calcext:value-type="float">
            <text:p>0.173384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168236" calcext:value-type="float">
            <text:p>0.168236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163651" calcext:value-type="float">
            <text:p>0.163651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159602" calcext:value-type="float">
            <text:p>0.159602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155482" calcext:value-type="float">
            <text:p>0.155482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150768" calcext:value-type="float">
            <text:p>0.150768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145988" calcext:value-type="float">
            <text:p>0.145988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142139" calcext:value-type="float">
            <text:p>0.142139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138704" calcext:value-type="float">
            <text:p>0.138704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13429" calcext:value-type="float">
            <text:p>0.13429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129076" calcext:value-type="float">
            <text:p>0.129076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124486" calcext:value-type="float">
            <text:p>0.124486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121125" calcext:value-type="float">
            <text:p>0.121125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118132" calcext:value-type="float">
            <text:p>0.118132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114682" calcext:value-type="float">
            <text:p>0.114682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110754" calcext:value-type="float">
            <text:p>0.110754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106817" calcext:value-type="float">
            <text:p>0.106817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103289" calcext:value-type="float">
            <text:p>0.103289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10055" calcext:value-type="float">
            <text:p>0.10055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98226" calcext:value-type="float">
            <text:p>0.098226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95586" calcext:value-type="float">
            <text:p>0.095586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92369" calcext:value-type="float">
            <text:p>0.092369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89565" calcext:value-type="float">
            <text:p>0.089565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87716" calcext:value-type="float">
            <text:p>0.087716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86306" calcext:value-type="float">
            <text:p>0.086306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84249" calcext:value-type="float">
            <text:p>0.084249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81456" calcext:value-type="float">
            <text:p>0.081456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78735" calcext:value-type="float">
            <text:p>0.078735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76671" calcext:value-type="float">
            <text:p>0.076671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75027" calcext:value-type="float">
            <text:p>0.075027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73057" calcext:value-type="float">
            <text:p>0.073057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70572" calcext:value-type="float">
            <text:p>0.070572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6821" calcext:value-type="float">
            <text:p>0.06821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66293" calcext:value-type="float">
            <text:p>0.066293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64429" calcext:value-type="float">
            <text:p>0.064429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62258" calcext:value-type="float">
            <text:p>0.062258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59887" calcext:value-type="float">
            <text:p>0.059887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57424" calcext:value-type="float">
            <text:p>0.057424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55059" calcext:value-type="float">
            <text:p>0.055059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53092" calcext:value-type="float">
            <text:p>0.053092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51533" calcext:value-type="float">
            <text:p>0.051533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50463" calcext:value-type="float">
            <text:p>0.050463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49537" calcext:value-type="float">
            <text:p>0.049537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48622" calcext:value-type="float">
            <text:p>0.048622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47251" calcext:value-type="float">
            <text:p>0.047251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45316" calcext:value-type="float">
            <text:p>0.045316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43394" calcext:value-type="float">
            <text:p>0.043394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41891" calcext:value-type="float">
            <text:p>0.041891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39761" calcext:value-type="float">
            <text:p>0.039761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36826" calcext:value-type="float">
            <text:p>0.036826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34274" calcext:value-type="float">
            <text:p>0.034274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33508" calcext:value-type="float">
            <text:p>0.033508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34472" calcext:value-type="float">
            <text:p>0.034472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35176" calcext:value-type="float">
            <text:p>0.035176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34964" calcext:value-type="float">
            <text:p>0.034964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33217" calcext:value-type="float">
            <text:p>0.033217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30583" calcext:value-type="float">
            <text:p>0.030583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27645" calcext:value-type="float">
            <text:p>0.027645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25081" calcext:value-type="float">
            <text:p>0.025081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2395" calcext:value-type="float">
            <text:p>0.02395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24101" calcext:value-type="float">
            <text:p>0.024101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25159" calcext:value-type="float">
            <text:p>0.025159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2502" calcext:value-type="float">
            <text:p>0.02502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23277" calcext:value-type="float">
            <text:p>0.023277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20774" calcext:value-type="float">
            <text:p>0.020774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18874" calcext:value-type="float">
            <text:p>0.018874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18821" calcext:value-type="float">
            <text:p>0.018821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19374" calcext:value-type="float">
            <text:p>0.019374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19773" calcext:value-type="float">
            <text:p>0.019773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19476" calcext:value-type="float">
            <text:p>0.019476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19022" calcext:value-type="float">
            <text:p>0.019022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17864" calcext:value-type="float">
            <text:p>0.017864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16405" calcext:value-type="float">
            <text:p>0.016405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16489" calcext:value-type="float">
            <text:p>0.016489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17649" calcext:value-type="float">
            <text:p>0.017649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17908" calcext:value-type="float">
            <text:p>0.017908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16933" calcext:value-type="float">
            <text:p>0.016933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16399" calcext:value-type="float">
            <text:p>0.016399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16093" calcext:value-type="float">
            <text:p>0.016093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1517" calcext:value-type="float">
            <text:p>0.01517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14568" calcext:value-type="float">
            <text:p>0.014568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15314" calcext:value-type="float">
            <text:p>0.015314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16414" calcext:value-type="float">
            <text:p>0.016414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15667" calcext:value-type="float">
            <text:p>0.015667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13945" calcext:value-type="float">
            <text:p>0.013945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12179" calcext:value-type="float">
            <text:p>0.012179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1142" calcext:value-type="float">
            <text:p>0.01142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11262" calcext:value-type="float">
            <text:p>0.011262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11252" calcext:value-type="float">
            <text:p>0.011252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11461" calcext:value-type="float">
            <text:p>0.011461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11921" calcext:value-type="float">
            <text:p>0.011921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11632" calcext:value-type="float">
            <text:p>0.011632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10263" calcext:value-type="float">
            <text:p>0.010263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8484" calcext:value-type="float">
            <text:p>0.008484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745" calcext:value-type="float">
            <text:p>0.00745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8138" calcext:value-type="float">
            <text:p>0.008138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9012" calcext:value-type="float">
            <text:p>0.009012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9456" calcext:value-type="float">
            <text:p>0.009456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9412" calcext:value-type="float">
            <text:p>0.009412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9906" calcext:value-type="float">
            <text:p>0.009906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10683" calcext:value-type="float">
            <text:p>0.010683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11153" calcext:value-type="float">
            <text:p>0.011153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11153" calcext:value-type="float">
            <text:p>0.011153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11153" calcext:value-type="float">
            <text:p>0.011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23:31:42.544475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3:37:33.944761867</dc:date>
    <meta:editing-duration>PT16M28S</meta:editing-duration>
    <meta:editing-cycles>2</meta:editing-cycles>
    <meta:generator>LibreOffice/5.1.6.2$Linux_X86_64 LibreOffice_project/10m0$Build-2</meta:generator>
    <meta:document-statistic meta:table-count="1" meta:cell-count="8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ESPD2016_1021_152307.B87:ESPD2016_1021_152307.B444" svg:x="0.32cm" svg:y="0.18cm" svg:width="12.508cm" svg:height="8.64cm">
          <chartooo:coordinate-region svg:x="1.047cm" svg:y="0.301cm" svg:width="11.781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SPD2016_1021_152307.B87:ESPD2016_1021_152307.B444" chart:class="chart:line">
            <chart:data-point chart:repeated="3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7">
                <text:p>0.000017</text:p>
                <draw:g>
                  <svg:desc>ESPD2016_1021_152307.B87:ESPD2016_1021_152307.B4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26">
                <text:p>0.000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794">
                <text:p>0.001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628">
                <text:p>0.002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431">
                <text:p>0.003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385">
                <text:p>0.00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541">
                <text:p>0.005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914">
                <text:p>0.006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386">
                <text:p>0.008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924">
                <text:p>0.0099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668">
                <text:p>0.011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657">
                <text:p>0.013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5886">
                <text:p>0.01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45">
                <text:p>0.018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345">
                <text:p>0.020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804">
                <text:p>0.022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904">
                <text:p>0.025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643">
                <text:p>0.029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3463">
                <text:p>0.033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702">
                <text:p>0.03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051">
                <text:p>0.040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504">
                <text:p>0.044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902">
                <text:p>0.04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3597">
                <text:p>0.053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7852">
                <text:p>0.057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1527">
                <text:p>0.0615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4212">
                <text:p>0.064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5964">
                <text:p>0.065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6644">
                <text:p>0.066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6783">
                <text:p>0.066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6242">
                <text:p>0.066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852">
                <text:p>0.064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2756">
                <text:p>0.0627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0013">
                <text:p>0.060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7152">
                <text:p>0.057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4114">
                <text:p>0.054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0593">
                <text:p>0.050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6629">
                <text:p>0.046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2522">
                <text:p>0.042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8814">
                <text:p>0.038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5536">
                <text:p>0.035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2775">
                <text:p>0.0327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0376">
                <text:p>0.030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8305">
                <text:p>0.028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6233">
                <text:p>0.026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4162">
                <text:p>0.0241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2108">
                <text:p>0.022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0074">
                <text:p>0.0200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8359">
                <text:p>0.0183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7191">
                <text:p>0.0171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6554">
                <text:p>0.0165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5862">
                <text:p>0.0158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4872">
                <text:p>0.0148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3616">
                <text:p>0.0136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2391">
                <text:p>0.0123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1207">
                <text:p>0.011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0212">
                <text:p>0.010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395">
                <text:p>0.0093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8697">
                <text:p>0.0086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7918">
                <text:p>0.007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7063">
                <text:p>0.0070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232">
                <text:p>0.0062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457">
                <text:p>0.0054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4888">
                <text:p>0.0048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4568">
                <text:p>0.004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449">
                <text:p>0.00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4455">
                <text:p>0.004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4368">
                <text:p>0.004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13">
                <text:p>0.00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736">
                <text:p>0.003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245">
                <text:p>0.003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985">
                <text:p>0.002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005">
                <text:p>0.003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05">
                <text:p>0.003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836">
                <text:p>0.0028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407">
                <text:p>0.002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859">
                <text:p>0.0018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863">
                <text:p>0.0018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989">
                <text:p>0.0019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218">
                <text:p>0.0022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417">
                <text:p>0.0024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57">
                <text:p>0.002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896">
                <text:p>0.002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428">
                <text:p>0.0034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031">
                <text:p>0.0040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392">
                <text:p>0.0043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535">
                <text:p>0.0045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812">
                <text:p>0.0048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334">
                <text:p>0.005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93">
                <text:p>0.00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632">
                <text:p>0.006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6609">
                <text:p>0.0066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7222">
                <text:p>0.007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222">
                <text:p>0.0082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422">
                <text:p>0.009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053">
                <text:p>0.01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462">
                <text:p>0.011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198">
                <text:p>0.0121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2759">
                <text:p>0.0127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337">
                <text:p>0.013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413">
                <text:p>0.014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678">
                <text:p>0.0146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691">
                <text:p>0.0146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4221">
                <text:p>0.0142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3768">
                <text:p>0.0137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3516">
                <text:p>0.0135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3642">
                <text:p>0.0136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4033">
                <text:p>0.0140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4371">
                <text:p>0.0143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4109">
                <text:p>0.0141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3239">
                <text:p>0.0132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2222">
                <text:p>0.0122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1376">
                <text:p>0.011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0778">
                <text:p>0.0107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0312">
                <text:p>0.0103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9922">
                <text:p>0.009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416">
                <text:p>0.0094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8772">
                <text:p>0.0087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8318">
                <text:p>0.0083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8147">
                <text:p>0.0081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787">
                <text:p>0.007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7037">
                <text:p>0.0070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5866">
                <text:p>0.0058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5173">
                <text:p>0.0051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5137">
                <text:p>0.0051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5556">
                <text:p>0.0055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991">
                <text:p>0.005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098">
                <text:p>0.0060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5686">
                <text:p>0.0056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4896">
                <text:p>0.0048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351">
                <text:p>0.004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233">
                <text:p>0.0042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845">
                <text:p>0.0048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5909">
                <text:p>0.0059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409">
                <text:p>0.007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8897">
                <text:p>0.0088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496">
                <text:p>0.0104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2403">
                <text:p>0.012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4664">
                <text:p>0.0146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7599">
                <text:p>0.0175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1017">
                <text:p>0.0210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6071">
                <text:p>0.0260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2638">
                <text:p>0.0326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1482">
                <text:p>0.0414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2188">
                <text:p>0.0521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65051">
                <text:p>0.0650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1651">
                <text:p>0.0816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0121">
                <text:p>0.101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7544">
                <text:p>0.1275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8661">
                <text:p>0.1586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6806">
                <text:p>0.1968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8749">
                <text:p>0.2387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85506">
                <text:p>0.2855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37046">
                <text:p>0.3370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2314">
                <text:p>0.3923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51053">
                <text:p>0.4510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11048">
                <text:p>0.5110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70891">
                <text:p>0.5708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9264">
                <text:p>0.629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5061">
                <text:p>0.6850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38826">
                <text:p>0.7388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88785">
                <text:p>0.7887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325">
                <text:p>0.83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70356">
                <text:p>0.8703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01814">
                <text:p>0.9018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30417">
                <text:p>0.9304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52446">
                <text:p>0.9524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69879">
                <text:p>0.9698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81293">
                <text:p>0.9812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89985">
                <text:p>0.9899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5756">
                <text:p>0.9957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9044">
                <text:p>0.9990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7095">
                <text:p>0.997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1316">
                <text:p>0.9913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82206">
                <text:p>0.9822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2031">
                <text:p>0.9720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60622">
                <text:p>0.9606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48995">
                <text:p>0.9489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36944">
                <text:p>0.9369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24497">
                <text:p>0.9244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174">
                <text:p>0.911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98942">
                <text:p>0.8989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86275">
                <text:p>0.8862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73805">
                <text:p>0.8738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1421">
                <text:p>0.8614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47352">
                <text:p>0.8473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3149">
                <text:p>0.831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16019">
                <text:p>0.8160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03051">
                <text:p>0.8030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91097">
                <text:p>0.7910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77325">
                <text:p>0.7773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2648">
                <text:p>0.7626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49752">
                <text:p>0.7497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38611">
                <text:p>0.7386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26659">
                <text:p>0.7266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12718">
                <text:p>0.7127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97583">
                <text:p>0.6975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82584">
                <text:p>0.6825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68402">
                <text:p>0.6684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54965">
                <text:p>0.6549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42572">
                <text:p>0.6425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30556">
                <text:p>0.630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9035">
                <text:p>0.6190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07697">
                <text:p>0.6076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96491">
                <text:p>0.5964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85284">
                <text:p>0.585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73481">
                <text:p>0.5734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60621">
                <text:p>0.5606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47247">
                <text:p>0.5472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34651">
                <text:p>0.5346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2335">
                <text:p>0.523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12886">
                <text:p>0.5128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02603">
                <text:p>0.5026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92735">
                <text:p>0.4927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3119">
                <text:p>0.4831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7298">
                <text:p>0.472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62045">
                <text:p>0.4620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50274">
                <text:p>0.450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38367">
                <text:p>0.4383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27853">
                <text:p>0.4278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18964">
                <text:p>0.4189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10566">
                <text:p>0.4105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00951">
                <text:p>0.4009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89639">
                <text:p>0.3896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77661">
                <text:p>0.3776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66154">
                <text:p>0.3661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55866">
                <text:p>0.3558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46915">
                <text:p>0.3469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8357">
                <text:p>0.3383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29963">
                <text:p>0.329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21805">
                <text:p>0.3218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13369">
                <text:p>0.3133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04118">
                <text:p>0.3041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93979">
                <text:p>0.2939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83473">
                <text:p>0.2834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73975">
                <text:p>0.273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66506">
                <text:p>0.2665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60266">
                <text:p>0.2602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53341">
                <text:p>0.2533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5554">
                <text:p>0.2455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8809">
                <text:p>0.2388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3533">
                <text:p>0.2335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28161">
                <text:p>0.2281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21788">
                <text:p>0.2217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15231">
                <text:p>0.2152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09026">
                <text:p>0.2090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02711">
                <text:p>0.2027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96212">
                <text:p>0.1962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0036">
                <text:p>0.1900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84363">
                <text:p>0.184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78863">
                <text:p>0.1788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73384">
                <text:p>0.1733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68236">
                <text:p>0.1682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3651">
                <text:p>0.1636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59602">
                <text:p>0.1596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55482">
                <text:p>0.1554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0768">
                <text:p>0.1507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45988">
                <text:p>0.1459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42139">
                <text:p>0.1421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38704">
                <text:p>0.1387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3429">
                <text:p>0.134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29076">
                <text:p>0.1290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24486">
                <text:p>0.1244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21125">
                <text:p>0.121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18132">
                <text:p>0.1181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14682">
                <text:p>0.1146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10754">
                <text:p>0.1107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6817">
                <text:p>0.1068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03289">
                <text:p>0.1032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0055">
                <text:p>0.100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98226">
                <text:p>0.0982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5586">
                <text:p>0.0955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92369">
                <text:p>0.0923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89565">
                <text:p>0.0895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7716">
                <text:p>0.0877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86306">
                <text:p>0.086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4249">
                <text:p>0.0842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1456">
                <text:p>0.0814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8735">
                <text:p>0.0787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6671">
                <text:p>0.0766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75027">
                <text:p>0.0750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3057">
                <text:p>0.0730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0572">
                <text:p>0.0705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821">
                <text:p>0.068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66293">
                <text:p>0.0662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64429">
                <text:p>0.0644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62258">
                <text:p>0.0622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9887">
                <text:p>0.0598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7424">
                <text:p>0.0574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5059">
                <text:p>0.0550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3092">
                <text:p>0.0530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1533">
                <text:p>0.0515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0463">
                <text:p>0.0504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9537">
                <text:p>0.0495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8622">
                <text:p>0.0486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7251">
                <text:p>0.0472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5316">
                <text:p>0.0453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3394">
                <text:p>0.0433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41891">
                <text:p>0.0418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9761">
                <text:p>0.0397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6826">
                <text:p>0.0368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4274">
                <text:p>0.0342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3508">
                <text:p>0.0335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4472">
                <text:p>0.0344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5176">
                <text:p>0.0351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4964">
                <text:p>0.0349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3217">
                <text:p>0.0332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0583">
                <text:p>0.0305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7645">
                <text:p>0.0276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5081">
                <text:p>0.0250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395">
                <text:p>0.023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4101">
                <text:p>0.0241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5159">
                <text:p>0.0251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502">
                <text:p>0.025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3277">
                <text:p>0.0232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0774">
                <text:p>0.0207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8874">
                <text:p>0.0188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8821">
                <text:p>0.0188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9374">
                <text:p>0.0193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9773">
                <text:p>0.0197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9476">
                <text:p>0.0194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9022">
                <text:p>0.0190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7864">
                <text:p>0.0178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6405">
                <text:p>0.0164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6489">
                <text:p>0.0164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7649">
                <text:p>0.0176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7908">
                <text:p>0.0179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6933">
                <text:p>0.0169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6399">
                <text:p>0.0163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6093">
                <text:p>0.0160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517">
                <text:p>0.015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4568">
                <text:p>0.0145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5314">
                <text:p>0.0153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6414">
                <text:p>0.0164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5667">
                <text:p>0.015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3945">
                <text:p>0.0139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2179">
                <text:p>0.0121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142">
                <text:p>0.011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1262">
                <text:p>0.0112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1252">
                <text:p>0.0112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1461">
                <text:p>0.0114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1921">
                <text:p>0.0119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1632">
                <text:p>0.0116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0263">
                <text:p>0.0102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8484">
                <text:p>0.0084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745">
                <text:p>0.007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8138">
                <text:p>0.0081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9012">
                <text:p>0.0090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9456">
                <text:p>0.0094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9412">
                <text:p>0.0094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9906">
                <text:p>0.0099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0683">
                <text:p>0.0106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1153">
                <text:p>0.0111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1153">
                <text:p>0.0111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1153">
                <text:p>0.011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